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4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6.96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23cm" fo:break-before="auto" style:use-optimal-row-height="false"/>
    </style:style>
    <style:style style:name="ro6" style:family="table-row">
      <style:table-row-properties style:row-height="1.339cm" fo:break-before="auto" style:use-optimal-row-height="false"/>
    </style:style>
    <style:style style:name="ro7" style:family="table-row">
      <style:table-row-properties style:row-height="1.741cm" fo:break-before="auto" style:use-optimal-row-height="false"/>
    </style:style>
    <style:style style:name="ro8" style:family="table-row">
      <style:table-row-properties style:row-height="1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 table:number-rows-repeated="3">
          <table:table-cell table:style-name="ce1"/>
          <table:table-cell table:number-columns-repeated="2"/>
          <table:table-cell table:style-name="ce1"/>
        </table:table-row>
        <table:table-row table:style-name="ro2">
          <table:table-cell table:style-name="ce2" office:value-type="string" calcext:value-type="string">
            <text:p>VERSION 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ttendu</text:p>
          </table:table-cell>
          <table:table-cell table:style-name="ce6" office:value-type="string" calcext:value-type="string">
            <text:p>Résulta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e guichetier crédite un compte</text:p>
          </table:table-cell>
          <table:table-cell office:value-type="string" calcext:value-type="string">
            <text:p>- le montant du crédit</text:p>
            <text:p> Ne peux pas être négatif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Le guichetier débite un compte</text:p>
          </table:table-cell>
          <table:table-cell office:value-type="string" calcext:value-type="string">
            <text:p>- le débit ne peut pas être un </text:p>
            <text:p>Montant supérieur à celui du compte</text:p>
            <text:p>- le débit ne peut pas être négatif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Le guichetier crée un compte </text:p>
          </table:table-cell>
          <table:table-cell office:value-type="string" calcext:value-type="string">
            <text:p>- le numéro du compte doit être unique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e guichetier effectue un virement </text:p>
            <text:p>D’un compte à un autre</text:p>
          </table:table-cell>
          <table:table-cell office:value-type="string" calcext:value-type="string">
            <text:p>- le virement est positif</text:p>
            <text:p><text:span text:style-name="T1">- le virement pas être un </text:span></text:p>
            <text:p><text:span text:style-name="T1">Montant supérieur à celui du compte</text:span></text:p>
          </table:table-cell>
          <table:table-cell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Le guichetier clôture un compte</text:p>
          </table:table-cell>
          <table:table-cell office:value-type="string" calcext:value-type="string">
            <text:p>- le compte doit exister</text:p>
            <text:p>- il peut être de nouveau possible de </text:p>
            <text:p>Créer un compte avec le même ID</text:p>
          </table:table-cell>
          <table:table-cell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Le chef d’agence crée</text:p>
            <text:p>Un employé</text:p>
          </table:table-cell>
          <table:table-cell office:value-type="string" calcext:value-type="string">
            <text:p>- l’employé ne doit pas déjà exister</text:p>
            <text:p>- l’employé doit recevoir les droits </text:p>
            <text:p>En fonction de son poste (guichetier,</text:p>
            <text:p>Chef d’agence)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Le chef d’agence consulte</text:span></text:p>
            <text:p><text:span text:style-name="T1">Un employé</text:span></text:p>
          </table:table-cell>
          <table:table-cell office:value-type="string" calcext:value-type="string">
            <text:p>- l'employé recherché doit exister</text:p>
            <text:p>- aucunes modifications possibles</text:p>
          </table:table-cell>
          <table:table-cell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Le chef d’agence modifie</text:span></text:p>
            <text:p><text:span text:style-name="T1">Un employé</text:span></text:p>
          </table:table-cell>
          <table:table-cell office:value-type="string" calcext:value-type="string">
            <text:p>- l'employé recherché doit exister</text:p>
            <text:p>- les modifications doivent être appliqué</text:p>
            <text:p>Uniquement lorsqu’elles sont confirmés</text:p>
          </table:table-cell>
          <table:table-cell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Le chef d’agence supprime</text:span></text:p>
            <text:p><text:span text:style-name="T1">Un employé</text:span></text:p>
          </table:table-cell>
          <table:table-cell office:value-type="string" calcext:value-type="string">
            <text:p>- l’employé doit exister</text:p>
            <text:p>- l’employé ne peut plus se connecter</text:p>
            <text:p>- il devient de nouveau possible de créer</text:p>
            <text:p>Cet employé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style-name="ce1"/>
          <table:table-cell table:number-columns-repeated="3"/>
        </table:table-row>
        <table:table-row table:style-name="ro2">
          <table:table-cell table:style-name="ce2" office:value-type="string" calcext:value-type="string">
            <text:p>VERSION 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ttendu</text:p>
          </table:table-cell>
          <table:table-cell table:style-name="ce6" office:value-type="string" calcext:value-type="string">
            <text:p>Résulta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 guichetier génère un relevé de </text:p>
            <text:p>Compte mensuel</text:p>
          </table:table-cell>
          <table:table-cell table:style-name="Default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e guichetier gère les prélèvements</text:p>
            <text:p>Automatiques</text:p>
          </table:table-cell>
          <table:table-cell table:style-name="Default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Le chef d’agence effectue un</text:p>
            <text:p>Débit exceptionnel</text:p>
          </table:table-cell>
          <table:table-cell table:style-name="Default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 chef d’agence simule un emprunt</text:p>
          </table:table-cell>
          <table:table-cell table:style-name="Default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e chef d’agence simule une</text:p>
            <text:p>Assurance d’emprunt</text:p>
          </table:table-cell>
          <table:table-cell table:style-name="Default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7:38:08.702000000</meta:creation-date>
    <dc:date>2023-05-10T18:43:48.649000000</dc:date>
    <meta:editing-duration>PT16M10S</meta:editing-duration>
    <meta:editing-cycles>7</meta:editing-cycles>
    <meta:generator>LibreOffice/7.4.0.3$Windows_X86_64 LibreOffice_project/f85e47c08ddd19c015c0114a68350214f7066f5a</meta:generator>
    <meta:document-statistic meta:table-count="1" meta:cell-count="52" meta:object-count="0"/>
  </office:meta>
</office:document-meta>
</file>